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 style:master-page-name="">
      <style:table-properties style:width="15.249cm" style:page-number="auto" fo:break-before="auto" fo:break-after="auto" table:align="left" style:shadow="none" fo:keep-with-next="auto" style:may-break-between-rows="true" table:border-model="collapsing"/>
    </style:style>
    <style:style style:name="Tabelle2.A" style:family="table-column">
      <style:table-column-properties style:column-width="2.418cm"/>
    </style:style>
    <style:style style:name="Tabelle2.B" style:family="table-column">
      <style:table-column-properties style:column-width="1.418cm"/>
    </style:style>
    <style:style style:name="Tabelle2.C" style:family="table-column">
      <style:table-column-properties style:column-width="1.067cm"/>
    </style:style>
    <style:style style:name="Tabelle2.D" style:family="table-column">
      <style:table-column-properties style:column-width="2.101cm"/>
    </style:style>
    <style:style style:name="Tabelle2.E" style:family="table-column">
      <style:table-column-properties style:column-width="1.842cm"/>
    </style:style>
    <style:style style:name="Tabelle2.F" style:family="table-column">
      <style:table-column-properties style:column-width="1.148cm"/>
    </style:style>
    <style:style style:name="Tabelle2.G" style:family="table-column">
      <style:table-column-properties style:column-width="1.642cm"/>
    </style:style>
    <style:style style:name="Tabelle2.H" style:family="table-column">
      <style:table-column-properties style:column-width="2.3cm"/>
    </style:style>
    <style:style style:name="Tabelle2.I" style:family="table-column">
      <style:table-column-properties style:column-width="1.312cm"/>
    </style:style>
    <style:style style:name="Tabelle2.1" style:family="table-row">
      <style:table-row-properties fo:keep-together="auto"/>
    </style:style>
    <style:style style:name="Tabelle2.A1" style:family="table-cell" style:data-style-name="N100">
      <style:table-cell-properties style:vertical-align="" fo:background-color="#0099ff" fo:padding="0cm" fo:border-left="none" fo:border-right="none" fo:border-top="2.5pt solid #000080" fo:border-bottom="0.05pt solid #000080" style:writing-mode="page">
        <style:background-image/>
      </style:table-cell-properties>
    </style:style>
    <style:style style:name="Tabelle2.A2" style:family="table-cell" style:data-style-name="N100">
      <style:table-cell-properties style:vertical-align="" fo:background-color="#99ccff" fo:padding="0cm" fo:border="none" style:writing-mode="page">
        <style:background-image/>
      </style:table-cell-properties>
    </style:style>
    <style:style style:name="Tabelle2.B2" style:family="table-cell" style:data-style-name="N0">
      <style:table-cell-properties style:vertical-align="" fo:background-color="#99ccff" fo:padding="0cm" fo:border="none" style:writing-mode="page">
        <style:background-image/>
      </style:table-cell-properties>
    </style:style>
    <style:style style:name="Tabelle2.H2" style:family="table-cell" style:data-style-name="N0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I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I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I4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I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I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I7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I8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I9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elle2.A10" style:family="table-cell" style:data-style-name="N100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Tabelle2.B10" style:family="table-cell" style:data-style-name="N0">
      <style:table-cell-properties style:vertical-align="" fo:background-color="#ffffff" fo:padding="0cm" fo:border-left="none" fo:border-right="none" fo:border-top="0.05pt solid #000080" fo:border-bottom="2.5pt solid #000080" style:writing-mode="page">
        <style:background-image/>
      </style:table-cell-properties>
    </style:style>
    <style:style style:name="P1" style:family="paragraph" style:parent-style-name="Standard">
      <style:text-properties officeooo:rsid="001b8829" officeooo:paragraph-rsid="001b8829"/>
    </style:style>
    <style:style style:name="P2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 style:shadow="none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officeooo:rsid="001b8829" officeooo:paragraph-rsid="001b882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 style:shadow="none"/>
    </style:style>
    <style:style style:name="T1" style:family="text">
      <style:text-properties officeooo:rsid="001b8829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row table:style-name="Tabelle2.1">
          <table:table-cell table:style-name="Tabelle2.A1">
            <text:p text:style-name="P2"/>
          </table:table-cell>
          <table:table-cell table:style-name="Tabelle2.A1" office:value-type="float" office:value="0">
            <text:p text:style-name="P2">Zend 2</text:p>
          </table:table-cell>
          <table:table-cell table:style-name="Tabelle2.A1" office:value-type="float" office:value="0">
            <text:p text:style-name="P2">Yii 2</text:p>
          </table:table-cell>
          <table:table-cell table:style-name="Tabelle2.A1" office:value-type="float" office:value="0">
            <text:p text:style-name="P2">Symfony 3</text:p>
          </table:table-cell>
          <table:table-cell table:style-name="Tabelle2.A1" office:value-type="float" office:value="0">
            <text:p text:style-name="P2">Laravel 5</text:p>
          </table:table-cell>
          <table:table-cell table:style-name="Tabelle2.A1" office:value-type="float" office:value="0">
            <text:p text:style-name="P2">Nette</text:p>
          </table:table-cell>
          <table:table-cell table:style-name="Tabelle2.A1" office:value-type="float" office:value="0">
            <text:p text:style-name="P2">PHPixie</text:p>
          </table:table-cell>
          <table:table-cell table:style-name="Tabelle2.A1" office:value-type="float" office:value="0">
            <text:p text:style-name="P2">Gewichtung</text:p>
          </table:table-cell>
          <table:table-cell table:style-name="Tabelle2.A1" office:value-type="float" office:value="0">
            <text:p text:style-name="P2">Range</text:p>
          </table:table-cell>
        </table:table-row>
        <table:table-row table:style-name="Tabelle2.1">
          <table:table-cell table:style-name="Tabelle2.A2" office:value-type="float" office:value="0">
            <text:p text:style-name="P3">Aktualität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3">
            <text:p text:style-name="P3">3</text:p>
          </table:table-cell>
          <table:table-cell table:style-name="Tabelle2.B2" office:value-type="float" office:value="3">
            <text:p text:style-name="P3">3</text:p>
          </table:table-cell>
          <table:table-cell table:style-name="Tabelle2.B2" office:value-type="float" office:value="3">
            <text:p text:style-name="P3">3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H2" office:value-type="float" office:value="2">
            <text:p text:style-name="P4">2</text:p>
          </table:table-cell>
          <table:table-cell table:style-name="Tabelle2.I2" office:value-type="string">
            <text:p text:style-name="P5">1 - 3</text:p>
          </table:table-cell>
        </table:table-row>
        <table:table-row table:style-name="Tabelle2.1">
          <table:table-cell table:style-name="Tabelle2.A2" office:value-type="float" office:value="0">
            <text:p text:style-name="P3">Verbreitung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3">
            <text:p text:style-name="P3">3</text:p>
          </table:table-cell>
          <table:table-cell table:style-name="Tabelle2.B2" office:value-type="float" office:value="3">
            <text:p text:style-name="P3">3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H2" office:value-type="float" office:value="2">
            <text:p text:style-name="P4">2</text:p>
          </table:table-cell>
          <table:table-cell table:style-name="Tabelle2.I3" office:value-type="string">
            <text:p text:style-name="P5">1 - 3</text:p>
          </table:table-cell>
        </table:table-row>
        <table:table-row table:style-name="Tabelle2.1">
          <table:table-cell table:style-name="Tabelle2.A2" office:value-type="float" office:value="0">
            <text:p text:style-name="P3">Doku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H2" office:value-type="float" office:value="4">
            <text:p text:style-name="P4">4</text:p>
          </table:table-cell>
          <table:table-cell table:style-name="Tabelle2.I4" office:value-type="string">
            <text:p text:style-name="P5">1 - 2</text:p>
          </table:table-cell>
        </table:table-row>
        <table:table-row table:style-name="Tabelle2.1">
          <table:table-cell table:style-name="Tabelle2.A2" office:value-type="float" office:value="0">
            <text:p text:style-name="P3">Community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3">
            <text:p text:style-name="P3">3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H2" office:value-type="float" office:value="3">
            <text:p text:style-name="P4">3</text:p>
          </table:table-cell>
          <table:table-cell table:style-name="Tabelle2.I5" office:value-type="string">
            <text:p text:style-name="P5">1 - 3</text:p>
          </table:table-cell>
        </table:table-row>
        <table:table-row table:style-name="Tabelle2.1">
          <table:table-cell table:style-name="Tabelle2.A2" office:value-type="float" office:value="0">
            <text:p text:style-name="P3">Einarbeitung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3">
            <text:p text:style-name="P3">3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3">
            <text:p text:style-name="P3">3</text:p>
          </table:table-cell>
          <table:table-cell table:style-name="Tabelle2.H2" office:value-type="float" office:value="2">
            <text:p text:style-name="P4">2</text:p>
          </table:table-cell>
          <table:table-cell table:style-name="Tabelle2.I6" office:value-type="string">
            <text:p text:style-name="P5">1 - 3</text:p>
          </table:table-cell>
        </table:table-row>
        <table:table-row table:style-name="Tabelle2.1">
          <table:table-cell table:style-name="Tabelle2.A2" office:value-type="float" office:value="0">
            <text:p text:style-name="P3">Features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2">
            <text:p text:style-name="P3">2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H2" office:value-type="float" office:value="2">
            <text:p text:style-name="P4">2</text:p>
          </table:table-cell>
          <table:table-cell table:style-name="Tabelle2.I7" office:value-type="string">
            <text:p text:style-name="P5">1 - 2</text:p>
          </table:table-cell>
        </table:table-row>
        <table:table-row table:style-name="Tabelle2.1">
          <table:table-cell table:style-name="Tabelle2.A2" office:value-type="float" office:value="0">
            <text:p text:style-name="P3">Preis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H2">
            <text:p text:style-name="P4"/>
          </table:table-cell>
          <table:table-cell table:style-name="Tabelle2.I8" office:value-type="string">
            <text:p text:style-name="P4">0 - <text:span text:style-name="T1">1</text:span></text:p>
          </table:table-cell>
        </table:table-row>
        <table:table-row table:style-name="Tabelle2.1">
          <table:table-cell table:style-name="Tabelle2.A2" office:value-type="float" office:value="0">
            <text:p text:style-name="P3">PHP 5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B2" office:value-type="float" office:value="1">
            <text:p text:style-name="P3">1</text:p>
          </table:table-cell>
          <table:table-cell table:style-name="Tabelle2.H2">
            <text:p text:style-name="P4"/>
          </table:table-cell>
          <table:table-cell table:style-name="Tabelle2.I9" office:value-type="string">
            <text:p text:style-name="P4">0 - <text:span text:style-name="T1">1</text:span></text:p>
          </table:table-cell>
        </table:table-row>
        <table:table-row table:style-name="Tabelle2.1">
          <table:table-cell table:style-name="Tabelle2.A10" office:value-type="float" office:value="0">
            <text:p text:style-name="P3">Gesamt</text:p>
          </table:table-cell>
          <table:table-cell table:style-name="Tabelle2.B10" office:value-type="float" office:value="24">
            <text:p text:style-name="P3">24</text:p>
          </table:table-cell>
          <table:table-cell table:style-name="Tabelle2.B10" office:value-type="float" office:value="35">
            <text:p text:style-name="P3">35</text:p>
          </table:table-cell>
          <table:table-cell table:style-name="Tabelle2.B10" office:value-type="float" office:value="34">
            <text:p text:style-name="P3">34</text:p>
          </table:table-cell>
          <table:table-cell table:style-name="Tabelle2.B10" office:value-type="float" office:value="30">
            <text:p text:style-name="P3">30</text:p>
          </table:table-cell>
          <table:table-cell table:style-name="Tabelle2.B10" office:value-type="float" office:value="32">
            <text:p text:style-name="P3">32</text:p>
          </table:table-cell>
          <table:table-cell table:style-name="Tabelle2.B10" office:value-type="float" office:value="23">
            <text:p text:style-name="P3">23</text:p>
          </table:table-cell>
          <table:table-cell table:style-name="Tabelle2.B10">
            <text:p text:style-name="P3"/>
          </table:table-cell>
          <table:table-cell table:style-name="Tabelle2.B10">
            <text:p text:style-name="P3"/>
          </table:table-cell>
        </table:table-row>
      </table:table>
      <text:p text:style-name="Standard"/>
      <text:p text:style-name="P1">Für alle Frameworks gilt: Freie Lizenz</text:p>
      <text:p text:style-name="P1">Berechnungsgrundlage:</text:p>
      <text:p text:style-name="P1">Gesamt = (Aktualität * Gewichtung + Verbreitung * Gewichtung + … ) * Preis * PHP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19:36.295000000</meta:creation-date>
    <dc:date>2016-04-14T20:28:05.763000000</dc:date>
    <meta:editing-duration>PT25M10S</meta:editing-duration>
    <meta:editing-cycles>4</meta:editing-cycles>
    <meta:generator>LibreOffice/4.4.6.3$Windows_x86 LibreOffice_project/e8938fd3328e95dcf59dd64e7facd2c7d67c704d</meta:generator>
    <meta:document-statistic meta:table-count="1" meta:image-count="0" meta:object-count="0" meta:page-count="1" meta:paragraph-count="88" meta:word-count="129" meta:character-count="372" meta:non-whitespace-character-count="331"/>
  </office:meta>
</office:document-meta>
</file>